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446df"/>
    </style:style>
    <style:style style:name="P8" style:family="paragraph" style:parent-style-name="Standard">
      <style:paragraph-properties fo:text-align="start" style:justify-single-word="false"/>
      <style:text-properties officeooo:rsid="0012908b" officeooo:paragraph-rsid="0012908b"/>
    </style:style>
    <style:style style:name="P9" style:family="paragraph" style:parent-style-name="Standard">
      <style:paragraph-properties fo:text-align="start" style:justify-single-word="false"/>
      <style:text-properties officeooo:rsid="0012908b" officeooo:paragraph-rsid="001446d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446df" officeooo:paragraph-rsid="001446df"/>
    </style:style>
    <style:style style:name="P11" style:family="paragraph" style:parent-style-name="Standard">
      <style:paragraph-properties fo:text-align="start" style:justify-single-word="false"/>
      <style:text-properties officeooo:rsid="001446df" officeooo:paragraph-rsid="001446df"/>
    </style:style>
    <style:style style:name="P12" style:family="paragraph" style:parent-style-name="Standard">
      <style:paragraph-properties fo:text-align="start" style:justify-single-word="false"/>
      <style:text-properties officeooo:rsid="001446df" officeooo:paragraph-rsid="00147864"/>
    </style:style>
    <style:style style:name="P13" style:family="paragraph" style:parent-style-name="Standard">
      <style:paragraph-properties fo:text-align="start" style:justify-single-word="false"/>
      <style:text-properties officeooo:rsid="001446df" officeooo:paragraph-rsid="00165288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12908b" officeooo:paragraph-rsid="001446df"/>
    </style:style>
    <style:style style:name="T1" style:family="text">
      <style:text-properties officeooo:rsid="0012908b"/>
    </style:style>
    <style:style style:name="T2" style:family="text">
      <style:text-properties officeooo:rsid="001446df"/>
    </style:style>
    <style:style style:name="T3" style:family="text">
      <style:text-properties officeooo:rsid="001478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1/15/13</text:p>
      <text:p text:style-name="Standard">D Young</text:p>
      <text:p text:style-name="Standard">HabitatMap</text:p>
      <text:p text:style-name="P1">Description of setting up the MPOD development environment</text:p>
      <text:p text:style-name="P3"/>
      <text:p text:style-name="P2">Purpose:</text:p>
      <text:p text:style-name="P4">To document the MPOD and its firmware development.</text:p>
      <text:p text:style-name="P4"/>
      <text:p text:style-name="P2">Attachments:</text:p>
      <text:p text:style-name="P4">MPOD schematic</text:p>
      <text:p text:style-name="P4">MPOD firmware</text:p>
      <text:p text:style-name="P4">MPOD libraries</text:p>
      <text:p text:style-name="P4">Custom 'boards.txt' file</text:p>
      <text:p text:style-name="P4"/>
      <text:p text:style-name="P2">Description:</text:p>
      <text:p text:style-name="P4">The MPOD is based on the Arduino BT (link: <text:a xlink:type="simple" xlink:href="http://arduino.cc/en/Main/ArduinoBoardBT?from=Main.ArduinoBoardBluetooth"><text:span text:style-name="Internet_20_link">http://arduino.cc/en/Main/ArduinoBoardBT?from=Main.ArduinoBoardBluetooth</text:span></text:a>) which is considered a 'Past' board and is no longer active on the Arduino site. <text:s/>The current firmware source code and schematic for the MPOD are attached in this package for reference.</text:p>
      <text:p text:style-name="P4"/>
      <text:p text:style-name="P4">In order to program the MPOD, the developer will need:</text:p>
      <text:list xml:id="list6348447235925518978" text:style-name="WW8Num1">
        <text:list-item>
          <text:p text:style-name="P6">The MPOD hardware</text:p>
        </text:list-item>
        <text:list-item>
          <text:p text:style-name="P6">An Android phone</text:p>
        </text:list-item>
        <text:list-item>
          <text:p text:style-name="P6">An Atmel MKII programmer (Pin 1 of the ICSP is on the side nearest the battery JST connector)</text:p>
        </text:list-item>
        <text:list-item>
          <text:p text:style-name="P6">The required Arduino libraries. Manual installation needed. Link: <text:a xlink:type="simple" xlink:href="http://arduino.cc/en/Guide/Libraries" office:target-frame-name="_blank" xlink:show="new"><text:span text:style-name="Internet_20_link">http://arduino.cc/en/Guide/Libraries</text:span></text:a> </text:p>
        </text:list-item>
        <text:list-item>
          <text:p text:style-name="P6">Arduino IDE version 0022. Link: <text:a xlink:type="simple" xlink:href="http://arduino.cc/en/Main/OldSoftwareReleases"><text:span text:style-name="Internet_20_link">http://arduino.cc/en/Main/OldSoftwareReleases</text:span></text:a></text:p>
        </text:list-item>
        <text:list-item>
          <text:p text:style-name="P6">A custom 'boards.txt' file to accommodate programming the Arduino BT over the MKII in Arduino 0022. The file should be placed in the Arduino directory at …/hardware/arduino</text:p>
        </text:list-item>
        <text:list-item>
          <text:p text:style-name="P6">Knowledge of the Aircasting app communication protocol. <text:s/>An example can be found here: <text:a xlink:type="simple" xlink:href="https://github.com/HabitatMap/AirCastingAndroidClient/blob/master/arduino/aircasting/aircasting_tmp36.ino">https://github.com/HabitatMap/AirCastingAndroidClient/blob/master/arduino/aircasting/aircasting_tmp36.ino</text:a></text:p>
        </text:list-item>
      </text:list>
      <text:p text:style-name="P8"/>
      <text:p text:style-name="P9"><text:line-break/></text:p>
      <text:p text:style-name="P14">Note: The MAQS3 app can be found here:</text:p>
      <text:list xml:id="list2296633555895313915" text:style-name="L1">
        <text:list-item>
          <text:p text:style-name="P7"><text:a xlink:type="simple" xlink:href="https://play.google.com/store/apps/details?id=edu.colorado.maqs3&amp;hl=en"><text:span text:style-name="T1">https://play.google.com/store/apps/details?id=edu.colorado.maqs3&amp;hl=en</text:span></text:a></text:p>
        </text:list-item>
        <text:list-item>
          <text:p text:style-name="P7"><text:span text:style-name="T1">Download it, pair with bluetooth device ENV</text:span><text:span text:style-name="T2">-SENSOR </text:span></text:p>
        </text:list-item>
        <text:list-item>
          <text:p text:style-name="P10">go into app, go to settings and press menu button.</text:p>
        </text:list-item>
        <text:list-item>
          <text:p text:style-name="P10">“Set a Mpod” – your device should come up</text:p>
        </text:list-item>
        <text:list-item>
          <text:p text:style-name="P10">click on it... if it doesn't work you might have to kill the app a few times?</text:p>
        </text:list-item>
      </text:list>
      <text:p text:style-name="P11"/>
      <text:p text:style-name="P11"/>
      <text:p text:style-name="P12"><text:span text:style-name="T3">The on board sensors are:</text:span></text:p>
      <text:p text:style-name="P12"><text:span text:style-name="T3"/></text:p>
      <text:p text:style-name="P13"><text:span text:style-name="T3">On-board Temperature <text:s/><text:tab/>TMP101</text:span></text:p>
      <text:p text:style-name="P13"><text:span text:style-name="T3">CO2 <text:s/><text:tab/><text:tab/><text:tab/><text:tab/>S100</text:span></text:p>
      <text:p text:style-name="P13"><text:span text:style-name="T3">Humidity <text:s/><text:tab/><text:tab/><text:tab/>HYT271</text:span></text:p>
      <text:p text:style-name="P13"><text:span text:style-name="T3">Light <text:s/><text:tab/><text:tab/><text:tab/><text:tab/>GL5528</text:span></text:p>
      <text:p text:style-name="P12"><text:span text:style-name="T3"/></text:p>
      <text:p text:style-name="P2">Existing Problems:</text:p>
      <text:p text:style-name="P4">The firmware cannot currently communicate with the Aircasting Android app. <text:s/>It is only supported by the MAQs app. <text:s/>Neither the MPOD firmware or MAQs are suitable for consumer use. <text:s/>The MAQs app does not shut down, drains batteries, and makes random noises. <text:s/>The MPOD firmware has a lot of code that is not used, it is poorly documented, cannot be used with the latest Arduino IDE, and includes a lot of test code. <text:s/>The MPOD firmware should be re-written from scratch to be written cleanly and to accommodate the Aircasting communication protocol.</text:p>
      <text:p text:style-name="P4"/>
      <text:p text:style-name="P4">There is also the issue of connecting some sort of debug output to the MPOD for development. <text:s/>There is nothing connected to the D+ and D- lines on the miniUSB connector on the board (Likely only used for charging). <text:s text:c="2"/></text:p>
      <text:p text:style-name="P4"/>
      <text:p text:style-name="P4">It would also be helpful to get a more verbose output on the Android side to show the developer if the MPOD is connected, and what data is being sent/received (if any)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1zfalse" style:family="text"/>
    <style:style style:name="WW8Num1ztrue" style:family="text"/>
    <style:style style:name="WW8Num2zfalse" style:family="text"/>
    <style:style style:name="WW8Num2ztru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tru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tru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tru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tru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tru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tru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fals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tru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tru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tru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tru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tru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tru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tru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tru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Young</meta:initial-creator>
    <meta:creation-date>2013-11-15T16:10:19</meta:creation-date>
    <meta:editing-duration>P23DT22H11M41S</meta:editing-duration>
    <dc:date>2013-12-19T11:56:30</dc:date>
    <dc:creator>Garrett Berg</dc:creator>
    <meta:generator>LibreOffice/4.0.4.2$Linux_X86_64 LibreOffice_project/400m0$Build-2</meta:generator>
    <meta:editing-cycles>4</meta:editing-cycles>
    <meta:document-statistic meta:table-count="0" meta:image-count="0" meta:object-count="0" meta:page-count="2" meta:paragraph-count="37" meta:word-count="406" meta:character-count="2664" meta:non-whitespace-character-count="2265"/>
  </office:meta>
</office:document-meta>
</file>